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cb2" officeooo:paragraph-rsid="00160cb2"/>
    </style:style>
    <style:style style:name="P2" style:family="paragraph" style:parent-style-name="Standard">
      <style:text-properties style:text-underline-style="none" fo:font-weight="normal" officeooo:rsid="00184094" officeooo:paragraph-rsid="00184094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установка мадженты</text:p>
      <text:p text:style-name="Standard"/>
      <text:p text:style-name="Standard">pkharytonau@scnsoft.com@pkharytonau:~/Project/Magento-test/magento2-docker/magento$ <text:span text:style-name="T1">cd ..</text:span></text:p>
      <text:p text:style-name="Standard">pkharytonau@scnsoft.com@pkharytonau:~/Project/Magento-test/magento2-docker$ <text:span text:style-name="T1">make mg</text:span></text:p>
      <text:p text:style-name="Standard"/>
      <text:p text:style-name="Standard">magento@fpm:/var/www/magento$ <text:span text:style-name="T1">magento-install </text:span></text:p>
      <text:p text:style-name="P3"/>
      <text:p text:style-name="P3"/>
      <text:p text:style-name="P3">ls -la</text:p>
      <text:p text:style-name="P3">composer create-project --repository-url=https://repo.magento.com/ magento/project-community-edition .</text:p>
      <text:p text:style-name="P3"/>
      <text:p text:style-name="P3"/>
      <text:p text:style-name="P2">удаление временных файлов:</text:p>
      <text:p text:style-name="P3">magento/pub/static/frontend/Pavel/theme/en_US</text:p>
      <text:p text:style-name="P3">magento/var/view_preprocessed/pub/static/frontend/Pavel/theme/en_U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5:19:49.591867638</meta:creation-date>
    <dc:date>2022-04-10T19:09:58.019143748</dc:date>
    <meta:editing-duration>PT1H53M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9" meta:word-count="23" meta:character-count="482" meta:non-whitespace-character-count="468"/>
  </office:meta>
</office:document-meta>
</file>